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BEACA745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ModelePresentation-title">
      <style:graphic-properties draw:auto-grow-height="true" fo:min-height="6cm"/>
    </style:style>
    <style:style style:name="pr2" style:family="presentation" style:parent-style-name="ModelePresentation-notes">
      <style:graphic-properties draw:fill-color="#ffffff" draw:auto-grow-height="true" fo:min-height="13.365cm"/>
    </style:style>
    <style:style style:name="pr3" style:family="presentation" style:parent-style-name="ModelePresentation-title">
      <style:graphic-properties draw:auto-grow-height="true" fo:min-height="3.006cm"/>
    </style:style>
    <style:style style:name="pr4" style:family="presentation" style:parent-style-name="ModelePresentation-outline1">
      <style:graphic-properties draw:auto-grow-height="true" fo:min-height="12.289cm"/>
    </style:style>
    <style:style style:name="pr5" style:family="presentation" style:parent-style-name="ModelePresentation-title">
      <style:graphic-properties fo:min-height="2.755cm"/>
    </style:style>
    <style:style style:name="pr6" style:family="presentation" style:parent-style-name="ModelePresentation-outline1">
      <style:graphic-properties fo:min-height="12.038cm"/>
    </style:style>
    <style:style style:name="pr7" style:family="presentation" style:parent-style-name="ModelePresentation-notes">
      <style:graphic-properties draw:fill-color="#ffffff" fo:min-height="13.114cm"/>
    </style:style>
    <style:style style:name="co1" style:family="table-column">
      <style:table-column-properties style:column-width="7.189cm" style:use-optimal-column-width="false"/>
    </style:style>
    <style:style style:name="co2" style:family="table-column">
      <style:table-column-properties style:column-width="11.995cm" style:use-optimal-column-width="false"/>
    </style:style>
    <style:style style:name="co3" style:family="table-column">
      <style:table-column-properties style:column-width="2.981cm" style:use-optimal-column-width="false"/>
    </style:style>
    <style:style style:name="co4" style:family="table-column">
      <style:table-column-properties style:column-width="3.431cm" style:use-optimal-column-width="false"/>
    </style:style>
    <style:style style:name="ro1" style:family="table-row">
      <style:table-row-properties style:row-height="0.6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-left="0.001cm solid #ffffff" fo:border-right="none" fo:border-top="0.001cm solid #ffffff" fo:border-bottom="none"/>
      <style:text-properties fo:font-size="16pt" style:font-size-asian="16pt" style:font-size-complex="16pt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-left="none" fo:border-right="none" fo:border-top="0.001cm solid #ffffff" fo:border-bottom="none"/>
      <style:text-properties fo:font-size="16pt" style:font-size-asian="16pt" style:font-size-complex="16pt"/>
    </style:style>
    <style:style style:name="ce3" style:family="table-cell">
      <style:graphic-properties style:repeat="repeat" fo:padding-top="0.1cm" fo:padding-bottom="0.1cm" fo:padding-left="0.1cm" fo:padding-right="0.1cm"/>
      <style:paragraph-properties fo:border-left="none" fo:border-right="0.001cm solid #ffffff" fo:border-top="0.001cm solid #ffffff" fo:border-bottom="none"/>
      <style:text-properties fo:font-size="16pt" style:font-size-asian="16pt" style:font-size-complex="16pt"/>
    </style:style>
    <style:style style:name="ce4" style:family="table-cell">
      <style:graphic-properties style:repeat="repeat" fo:padding-top="0.1cm" fo:padding-bottom="0.1cm" fo:padding-left="0.1cm" fo:padding-right="0.1cm"/>
      <style:paragraph-properties fo:text-align="justify" fo:border-left="0.001cm solid #ffffff" fo:border-right="none" fo:border-top="none" fo:border-bottom="none"/>
      <style:text-properties fo:font-size="16pt" style:font-size-asian="16pt" style:font-size-complex="16pt"/>
    </style:style>
    <style:style style:name="ce5" style:family="table-cell">
      <style:graphic-properties style:repeat="repeat" fo:padding-top="0.1cm" fo:padding-bottom="0.1cm" fo:padding-left="0.1cm" fo:padding-right="0.1cm"/>
      <style:paragraph-properties fo:text-align="justify" fo:border="none"/>
      <style:text-properties fo:font-size="16pt" style:font-size-asian="16pt" style:font-size-complex="16pt"/>
    </style:style>
    <style:style style:name="ce6" style:family="table-cell">
      <style:graphic-properties style:repeat="repeat" fo:padding-top="0.1cm" fo:padding-bottom="0.1cm" fo:padding-left="0.1cm" fo:padding-right="0.1cm"/>
      <style:paragraph-properties fo:border="none"/>
      <style:text-properties fo:font-size="16pt" style:font-size-asian="16pt" style:font-size-complex="16pt"/>
    </style:style>
    <style:style style:name="ce7" style:family="table-cell">
      <style:graphic-properties style:repeat="repeat" fo:padding-top="0.1cm" fo:padding-bottom="0.1cm" fo:padding-left="0.1cm" fo:padding-right="0.1cm"/>
      <style:paragraph-properties fo:text-align="justify" fo:border-left="none" fo:border-right="0.001cm solid #ffffff" fo:border-top="none" fo:border-bottom="none"/>
      <style:text-properties fo:font-size="16pt" style:font-size-asian="16pt" style:font-size-complex="16pt"/>
    </style:style>
    <style:style style:name="ce8" style:family="table-cell">
      <style:graphic-properties style:repeat="repeat" fo:padding-top="0.1cm" fo:padding-bottom="0.1cm" fo:padding-left="0.1cm" fo:padding-right="0.1cm"/>
      <style:paragraph-properties fo:border-left="0.001cm solid #ffffff" fo:border-right="none" fo:border-top="none" fo:border-bottom="none"/>
      <style:text-properties fo:font-size="16pt" style:font-size-asian="16pt" style:font-size-complex="16pt"/>
    </style:style>
    <style:style style:name="ce9" style:family="table-cell">
      <style:graphic-properties style:repeat="repeat" fo:padding-top="0.1cm" fo:padding-bottom="0.1cm" fo:padding-left="0.1cm" fo:padding-right="0.1cm"/>
      <style:paragraph-properties fo:border-left="0.001cm solid #ffffff" fo:border-right="none" fo:border-top="none" fo:border-bottom="0.001cm solid #ffffff"/>
      <style:text-properties fo:font-size="16pt" style:font-size-asian="16pt" style:font-size-complex="16pt"/>
    </style:style>
    <style:style style:name="ce10" style:family="table-cell">
      <style:graphic-properties style:repeat="repeat" fo:padding-top="0.1cm" fo:padding-bottom="0.1cm" fo:padding-left="0.1cm" fo:padding-right="0.1cm"/>
      <style:paragraph-properties fo:text-align="justify" fo:border-left="none" fo:border-right="none" fo:border-top="none" fo:border-bottom="0.001cm solid #ffffff"/>
      <style:text-properties fo:font-size="16pt" style:font-size-asian="16pt" style:font-size-complex="16pt"/>
    </style:style>
    <style:style style:name="ce11" style:family="table-cell">
      <style:graphic-properties style:repeat="repeat" fo:padding-top="0.1cm" fo:padding-bottom="0.1cm" fo:padding-left="0.1cm" fo:padding-right="0.1cm"/>
      <style:paragraph-properties fo:border-left="none" fo:border-right="none" fo:border-top="none" fo:border-bottom="0.001cm solid #ffffff"/>
      <style:text-properties fo:font-size="16pt" style:font-size-asian="16pt" style:font-size-complex="16pt"/>
    </style:style>
    <style:style style:name="ce12" style:family="table-cell">
      <style:graphic-properties style:repeat="repeat" fo:padding-top="0.1cm" fo:padding-bottom="0.1cm" fo:padding-left="0.1cm" fo:padding-right="0.1cm"/>
      <style:paragraph-properties fo:text-align="justify" fo:border-left="none" fo:border-right="0.001cm solid #ffffff" fo:border-top="none" fo:border-bottom="0.001cm solid #ffffff"/>
      <style:text-properties fo:font-size="16pt" style:font-size-asian="16pt" style:font-size-complex="16pt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Cambria" style:font-family-generic="roman" style:font-pitch="variable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cm" fo:line-height="100%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justify"/>
      <style:text-properties fo:font-size="16pt" style:font-size-asian="16pt" style:font-size-complex="16pt"/>
    </style:style>
    <style:style style:name="P8" style:family="paragraph">
      <style:paragraph-properties fo:margin-top="0cm" fo:margin-bottom="0cm">
        <style:tab-stops/>
      </style:paragraph-properties>
    </style:style>
    <style:style style:name="T1" style:family="text">
      <style:text-properties fo:font-family="Cambria" style:font-family-generic="roman" style:font-pitch="variable"/>
    </style:style>
    <style:style style:name="T2" style:family="text">
      <style:text-properties fo:font-weight="bold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 -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 - 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 -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 -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 -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 -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 -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 -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 -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 -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 - 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suffix=" - " style:num-format="1">
        <style:list-level-properties text:space-before="1.6cm" text:min-label-width="0.8cm"/>
        <style:text-properties style:use-window-font-color="true" fo:font-size="75%"/>
      </text:list-level-style-number>
      <text:list-level-style-number text:level="3" style:num-suffix=" - " style:num-format="1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suffix=" - " style:num-format="1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suffix=" - " style:num-format="1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suffix=" - 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suffix=" - 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suffix=" - 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suffix=" - 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suffix=" - " style:num-format="1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header-decl presentation:name="hdr1">AM2R - Conseil</presentation:header-decl>
      <presentation:footer-decl presentation:name="ftr1">AM2R-Conseil</presentation:footer-decl>
      <presentation:footer-decl presentation:name="ftr2">Automatisation d'un processus de paiement</presentation:footer-decl>
      <presentation:date-time-decl presentation:name="dtd1" presentation:source="current-date" style:data-style-name="D3"/>
      <draw:page draw:name="page1" draw:style-name="dp1" draw:master-page-name="ModelePresentation" presentation:use-footer-name="ftr1" presentation:use-date-time-name="dtd1">
        <office:forms form:automatic-focus="false" form:apply-design-mode="false"/>
        <draw:frame presentation:style-name="pr1" draw:text-style-name="P2" draw:layer="layout" svg:width="22cm" svg:height="6cm" svg:x="0.5cm" svg:y="5cm" presentation:class="title" presentation:user-transformed="true">
          <draw:text-box>
            <text:p text:style-name="P1"><text:span text:style-name="T1">Infomédiathèque – Partie Max</text:span></text:p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2" draw:layer="layout" svg:width="19.65cm" svg:height="3.006cm" svg:x="1.35cm" svg:y="0.717cm" presentation:class="title">
          <draw:text-box>
            <text:p text:style-name="P1"><text:span text:style-name="T1">Appel d'offre</text:span></text:p>
          </draw:text-box>
        </draw:frame>
        <draw:frame presentation:style-name="pr4" draw:layer="layout" svg:width="24.299cm" svg:height="12.289cm" svg:x="1.35cm" svg:y="4.212cm" presentation:class="outline">
          <draw:text-box>
            <text:list text:style-name="L2">
              <text:list-item>
                <text:p>Consultation pour la réalisation du SI</text:p>
                <text:list>
                  <text:list-item>
                    <text:p>Conception détaillée</text:p>
                  </text:list-item>
                  <text:list-item>
                    <text:p>Réalisation</text:p>
                  </text:list-item>
                  <text:list-item>
                    <text:p>Mise en oeuvre...</text:p>
                  </text:list-item>
                </text:list>
              </text:list-item>
              <text:list-item>
                <text:p>Objectifs</text:p>
                <text:list>
                  <text:list-item>
                    <text:p>Évolutivité</text:p>
                  </text:list-item>
                  <text:list-item>
                    <text:p>Qualit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65cm" svg:height="2.755cm" svg:x="1.35cm" svg:y="0.842cm" presentation:class="title">
          <draw:text-box>
            <text:p text:style-name="P4">Appel d'offre</text:p>
          </draw:text-box>
        </draw:frame>
        <draw:frame presentation:style-name="pr6" draw:layer="layout" svg:width="24.299cm" svg:height="12.038cm" svg:x="1.35cm" svg:y="4.212cm" presentation:class="outline">
          <draw:text-box>
            <text:list text:style-name="L2">
              <text:list-item>
                <text:p>Procédure d'appel d'offre du code des marchés publics</text:p>
                <text:list>
                  <text:list-item>
                    <text:p>Critères objectifs publics</text:p>
                  </text:list-item>
                  <text:list-item>
                    <text:p>Appel d'offre ouvert</text:p>
                  </text:list-item>
                  <text:list-item>
                    <text:p>Pas de négociation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19.65cm" svg:height="2.755cm" svg:x="1.35cm" svg:y="0.842cm" presentation:class="title">
          <draw:text-box>
            <text:p text:style-name="P4">Appel d'offre</text:p>
          </draw:text-box>
        </draw:frame>
        <draw:frame presentation:style-name="pr6" draw:layer="layout" svg:width="24.299cm" svg:height="12.038cm" svg:x="1.35cm" svg:y="4.212cm" presentation:class="outline" presentation:user-transformed="true">
          <draw:text-box>
            <text:list text:style-name="L2">
              <text:list-item>
                <text:p><text:span text:style-name="T2">28/01/09</text:span> disponibilité du cahier des charges</text:p>
              </text:list-item>
              <text:list-item>
                <text:p><text:span text:style-name="T2">23/03/09</text:span> réception des propositions à l'Insa.</text:p>
              </text:list-item>
              <text:list-item>
                <text:p><text:span text:style-name="T2">10/04/09</text:span> choix du Maître d'Œuvre.</text:p>
              </text:list-item>
              <text:list-item>
                <text:p><text:span text:style-name="T2">27/04/09</text:span> date de démarrage du projet.</text:p>
              </text:list-item>
              <text:list-item>
                <text:p><text:span text:style-name="T2">01/09/10</text:span> mise en production<text:line-break/>démarrage exploitation en réel.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65cm" svg:height="2.755cm" svg:x="1.35cm" svg:y="0.842cm" presentation:class="title">
          <draw:text-box>
            <text:p>Appel d'offre</text:p>
          </draw:text-box>
        </draw:frame>
        <draw:frame presentation:style-name="pr6" draw:layer="layout" svg:width="25.15cm" svg:height="12.038cm" svg:x="1.35cm" svg:y="4.212cm" presentation:class="outline" presentation:user-transformed="true">
          <draw:text-box>
            <text:list text:style-name="L2">
              <text:list-item>
                <text:p>Organisation du projet en comités</text:p>
                <text:list>
                  <text:list-item>
                    <text:p>CoDir (Comité de Direction)</text:p>
                    <text:list>
                      <text:list-item>
                        <text:p>Stratégie et contraintes</text:p>
                      </text:list-item>
                    </text:list>
                  </text:list-item>
                  <text:list-item>
                    <text:p>CoPil (Comité de Pilotage)</text:p>
                    <text:list>
                      <text:list-item>
                        <text:p>Validation, suivi et dialogue</text:p>
                      </text:list-item>
                    </text:list>
                  </text:list-item>
                  <text:list-item>
                    <text:p>CoTech (Comité technique)</text:p>
                    <text:list>
                      <text:list-item>
                        <text:p>Directions techniques, suivi, validation techniq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65cm" svg:height="2.755cm" svg:x="1.35cm" svg:y="0.842cm" presentation:class="title">
          <draw:text-box>
            <text:p>Appel d'offre</text:p>
          </draw:text-box>
        </draw:frame>
        <draw:frame presentation:style-name="pr6" draw:layer="layout" svg:width="24.299cm" svg:height="12.038cm" svg:x="1.35cm" svg:y="4.212cm" presentation:class="outline" presentation:user-transformed="true">
          <draw:text-box>
            <text:list text:style-name="L2">
              <text:list-item>
                <text:p>Séparation de l'appel d'offre en 10 lots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Maîtrise d'œuvre</text:span></text:p>
                  </text:list-item>
                  <text:list-item>
                    <text:p text:style-name="P5"><text:span text:style-name="T3">Analyse détaillée</text:span></text:p>
                  </text:list-item>
                  <text:list-item>
                    <text:p text:style-name="P5"><text:span text:style-name="T3">Développement</text:span></text:p>
                  </text:list-item>
                  <text:list-item>
                    <text:p text:style-name="P5"><text:span text:style-name="T3">Documentation technique</text:span></text:p>
                  </text:list-item>
                  <text:list-item>
                    <text:p text:style-name="P5"><text:span text:style-name="T3">Tests unitaires et intégration</text:span></text:p>
                  </text:list-item>
                  <text:list-item>
                    <text:p text:style-name="P5"><text:span text:style-name="T3">Recette technique</text:span></text:p>
                  </text:list-item>
                  <text:list-item>
                    <text:p text:style-name="P5"><text:span text:style-name="T3">Recette utilisateur</text:span></text:p>
                  </text:list-item>
                  <text:list-item>
                    <text:p text:style-name="P5"><text:span text:style-name="T3">Transfert de savoir faire</text:span></text:p>
                  </text:list-item>
                  <text:list-item>
                    <text:p text:style-name="P5"><text:span text:style-name="T3">Formation</text:span></text:p>
                  </text:list-item>
                  <text:list-item>
                    <text:p text:style-name="P5"><text:span text:style-name="T3">Maintenance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65cm" svg:height="2.755cm" svg:x="1.35cm" svg:y="0.842cm" presentation:class="title">
          <draw:text-box>
            <text:p>Appel d'offre</text:p>
          </draw:text-box>
        </draw:frame>
        <draw:frame presentation:style-name="pr6" draw:layer="layout" svg:width="24.299cm" svg:height="12.038cm" svg:x="1.35cm" svg:y="4.212cm" presentation:class="outline" presentation:user-transformed="true">
          <draw:text-box>
            <text:list text:style-name="L2">
              <text:list-item>
                <text:p>Chaque lot correspond à un travail précis</text:p>
                <text:list>
                  <text:list-item>
                    <text:p>Pour mieux organiser le projet</text:p>
                  </text:list-item>
                  <text:list-item>
                    <text:p>Pour identifier tous les aspects du projet</text:p>
                    <text:p/>
                  </text:list-item>
                </text:list>
              </text:list-item>
              <text:list-item>
                <text:p>Chaque lot comporte une grille de réponse</text:p>
                <text:list>
                  <text:list-item>
                    <text:p>Comparaison plus simple</text:p>
                  </text:list-item>
                  <text:list-item>
                    <text:p>Présence des informations essentielles 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65cm" svg:height="2.755cm" svg:x="1.35cm" svg:y="0.842cm" presentation:class="title">
          <draw:text-box>
            <text:p>Appel d'offre</text:p>
          </draw:text-box>
        </draw:frame>
        <draw:frame presentation:style-name="pr6" draw:layer="layout" svg:width="24.299cm" svg:height="12.038cm" svg:x="1.35cm" svg:y="4.212cm" presentation:class="outline" presentation:placeholder="true" presentation:user-transformed="true">
          <draw:text-box/>
        </draw:frame>
        <draw:frame draw:style-name="standard" draw:layer="layout" svg:width="25.595cm" svg:height="13.991cm" svg:x="0.703cm" svg:y="3.8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6"><text:span text:style-name="T4">Rubrique</text:span></text:p>
              </table:table-cell>
              <table:table-cell>
                <text:p text:style-name="P6"><text:span text:style-name="T4">Détails</text:span></text:p>
              </table:table-cell>
              <table:table-cell>
                <text:p text:style-name="P6"><text:span text:style-name="T4">Réponse</text:span></text:p>
              </table:table-cell>
              <table:table-cell table:style-name="ce3">
                <text:p text:style-name="P6"><text:span text:style-name="T4">Importance</text:span></text:p>
              </table:table-cell>
            </table:table-row>
            <table:table-row table:style-name="ro1">
              <table:table-cell table:style-name="ce4">
                <text:p text:style-name="P7"><text:span text:style-name="T4">Gestion de projet</text:span></text:p>
              </table:table-cell>
              <table:table-cell table:style-name="ce5">
                <text:p text:style-name="P7"><text:span text:style-name="T4">Nombre de jours de gestion de projet</text:span></text:p>
              </table:table-cell>
              <table:table-cell table:style-name="ce6"/>
              <table:table-cell table:style-name="ce7">
                <text:p text:style-name="P7"><text:span text:style-name="T4">Forte</text:span></text:p>
              </table:table-cell>
            </table:table-row>
            <table:table-row table:style-name="ro1">
              <table:table-cell table:style-name="ce8"/>
              <table:table-cell table:style-name="ce5">
                <text:p text:style-name="P7"><text:span text:style-name="T4">Fréquence de mise à jour du planning</text:span></text:p>
              </table:table-cell>
              <table:table-cell table:style-name="ce6"/>
              <table:table-cell table:style-name="ce7">
                <text:p text:style-name="P7"><text:span text:style-name="T4">Forte</text:span></text:p>
              </table:table-cell>
            </table:table-row>
            <table:table-row table:style-name="ro1" table:default-cell-style-name="ce5">
              <table:table-cell table:style-name="ce8"/>
              <table:table-cell>
                <text:p text:style-name="P7"><text:span text:style-name="T4">Mode d'estimation de l'avancement</text:span></text:p>
              </table:table-cell>
              <table:table-cell>
                <text:p text:style-name="P7"><text:span text:style-name="T4">A préciser</text:span></text:p>
              </table:table-cell>
              <table:table-cell table:style-name="ce7">
                <text:p text:style-name="P7"><text:span text:style-name="T4">Normale</text:span></text:p>
              </table:table-cell>
            </table:table-row>
            <table:table-row table:style-name="ro1">
              <table:table-cell table:style-name="ce8"/>
              <table:table-cell table:style-name="ce5">
                <text:p text:style-name="P7"><text:span text:style-name="T4">La MOE rédige le CR des réunions</text:span></text:p>
              </table:table-cell>
              <table:table-cell table:style-name="ce6"/>
              <table:table-cell table:style-name="ce7">
                <text:p text:style-name="P7"><text:span text:style-name="T4">Normale</text:span></text:p>
              </table:table-cell>
            </table:table-row>
            <table:table-row table:style-name="ro1">
              <table:table-cell table:style-name="ce8"/>
              <table:table-cell table:style-name="ce5">
                <text:p text:style-name="P7"><text:span text:style-name="T4">Charge globale en J-H</text:span></text:p>
              </table:table-cell>
              <table:table-cell table:style-name="ce6"/>
              <table:table-cell table:style-name="ce7">
                <text:p text:style-name="P7"><text:span text:style-name="T4">Forte</text:span></text:p>
              </table:table-cell>
            </table:table-row>
            <table:table-row table:style-name="ro1">
              <table:table-cell table:style-name="ce8"/>
              <table:table-cell table:style-name="ce5">
                <text:p text:style-name="P7"><text:span text:style-name="T4">Coût total en K€ H.T.</text:span></text:p>
              </table:table-cell>
              <table:table-cell table:style-name="ce6"/>
              <table:table-cell table:style-name="ce7">
                <text:p text:style-name="P7"><text:span text:style-name="T4">Forte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4">Méthode utilisée par la MOE</text:span></text:p>
              </table:table-cell>
              <table:table-cell>
                <text:p text:style-name="P7"><text:span text:style-name="T4">Méthode assurant la cohérence</text:span></text:p>
              </table:table-cell>
              <table:table-cell>
                <text:p text:style-name="P7"><text:span text:style-name="T4">À préciser</text:span></text:p>
              </table:table-cell>
              <table:table-cell table:style-name="ce7">
                <text:p text:style-name="P7"><text:span text:style-name="T4">Normale</text:span></text:p>
              </table:table-cell>
            </table:table-row>
            <table:table-row table:style-name="ro1" table:default-cell-style-name="ce5">
              <table:table-cell table:style-name="ce8"/>
              <table:table-cell>
                <text:p text:style-name="P7"><text:span text:style-name="T4">Démarche qualité</text:span></text:p>
              </table:table-cell>
              <table:table-cell>
                <text:p text:style-name="P7"><text:span text:style-name="T4">À préciser</text:span></text:p>
              </table:table-cell>
              <table:table-cell table:style-name="ce7">
                <text:p text:style-name="P7"><text:span text:style-name="T4">Forte</text:span></text:p>
              </table:table-cell>
            </table:table-row>
            <table:table-row table:style-name="ro1" table:default-cell-style-name="ce5">
              <table:table-cell table:style-name="ce8"/>
              <table:table-cell>
                <text:p text:style-name="P7"><text:span text:style-name="T4">Maîtrise des risques</text:span></text:p>
              </table:table-cell>
              <table:table-cell>
                <text:p text:style-name="P7"><text:span text:style-name="T4">À préciser</text:span></text:p>
              </table:table-cell>
              <table:table-cell table:style-name="ce7">
                <text:p text:style-name="P7"><text:span text:style-name="T4">Normale</text:span></text:p>
              </table:table-cell>
            </table:table-row>
            <table:table-row table:style-name="ro1">
              <table:table-cell table:style-name="ce4">
                <text:p text:style-name="P7"><text:span text:style-name="T4">Entreprise</text:span></text:p>
              </table:table-cell>
              <table:table-cell table:style-name="ce5">
                <text:p text:style-name="P7"><text:span text:style-name="T4">Effectif de l'entreprise</text:span></text:p>
              </table:table-cell>
              <table:table-cell table:style-name="ce6"/>
              <table:table-cell table:style-name="ce7">
                <text:p text:style-name="P7"><text:span text:style-name="T4">Normale</text:span></text:p>
              </table:table-cell>
            </table:table-row>
            <table:table-row table:style-name="ro1">
              <table:table-cell table:style-name="ce8"/>
              <table:table-cell table:style-name="ce5">
                <text:p text:style-name="P7"><text:span text:style-name="T4">Chiffre d'affaire en 2007 et évolution</text:span></text:p>
              </table:table-cell>
              <table:table-cell table:style-name="ce6"/>
              <table:table-cell table:style-name="ce7">
                <text:p text:style-name="P7"><text:span text:style-name="T4">Normale</text:span></text:p>
              </table:table-cell>
            </table:table-row>
            <table:table-row table:style-name="ro1">
              <table:table-cell table:style-name="ce8"/>
              <table:table-cell table:style-name="ce5">
                <text:p text:style-name="P7"><text:span text:style-name="T4">Date de création de l'entreprise</text:span></text:p>
              </table:table-cell>
              <table:table-cell table:style-name="ce6"/>
              <table:table-cell table:style-name="ce7">
                <text:p text:style-name="P7"><text:span text:style-name="T4">Normale</text:span></text:p>
              </table:table-cell>
            </table:table-row>
            <table:table-row table:style-name="ro1">
              <table:table-cell table:style-name="ce8"/>
              <table:table-cell table:style-name="ce5">
                <text:p text:style-name="P7"><text:span text:style-name="T4">Partenaires de l'entreprise</text:span></text:p>
              </table:table-cell>
              <table:table-cell table:style-name="ce6"/>
              <table:table-cell table:style-name="ce7">
                <text:p text:style-name="P7"><text:span text:style-name="T4">Normale</text:span></text:p>
              </table:table-cell>
            </table:table-row>
            <table:table-row table:style-name="ro1" table:default-cell-style-name="ce5">
              <table:table-cell table:style-name="ce8"/>
              <table:table-cell>
                <text:p text:style-name="P7"><text:span text:style-name="T4">Projets de l'entreprise (expérience)</text:span></text:p>
              </table:table-cell>
              <table:table-cell>
                <text:p text:style-name="P7"><text:span text:style-name="T4">À préciser</text:span></text:p>
              </table:table-cell>
              <table:table-cell table:style-name="ce7">
                <text:p text:style-name="P7"><text:span text:style-name="T4">Critique</text:span></text:p>
              </table:table-cell>
            </table:table-row>
            <table:table-row table:style-name="ro1">
              <table:table-cell table:style-name="ce8"/>
              <table:table-cell table:style-name="ce5">
                <text:p text:style-name="P7"><text:span text:style-name="T4">Effectif de l'équipe de développement</text:span></text:p>
              </table:table-cell>
              <table:table-cell table:style-name="ce6"/>
              <table:table-cell table:style-name="ce7">
                <text:p text:style-name="P7"><text:span text:style-name="T4">Forte</text:span></text:p>
              </table:table-cell>
            </table:table-row>
            <table:table-row table:style-name="ro1">
              <table:table-cell table:style-name="ce9"/>
              <table:table-cell table:style-name="ce10">
                <text:p text:style-name="P7"><text:span text:style-name="T4">Effectif connaissant le domaine du projet</text:span></text:p>
              </table:table-cell>
              <table:table-cell table:style-name="ce11"/>
              <table:table-cell table:style-name="ce12">
                <text:p text:style-name="P7"><text:span text:style-name="T4">For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65cm" svg:height="2.755cm" svg:x="1.35cm" svg:y="0.842cm" presentation:class="title">
          <draw:text-box>
            <text:p>Appel d'offre<text:tab/></text:p>
          </draw:text-box>
        </draw:frame>
        <draw:frame presentation:style-name="pr6" draw:layer="layout" svg:width="24.299cm" svg:height="12.197cm" svg:x="1.35cm" svg:y="4.212cm" presentation:class="outline" presentation:user-transformed="true">
          <draw:text-box>
            <text:list text:style-name="L2">
              <text:list-item>
                <text:p>Critères de sélection</text:p>
              </text:list-item>
            </text:list>
            <text:list text:style-name="L5">
              <text:list-item>
                <text:p text:style-name="P8"><text:span text:style-name="T5">Coût de la prestation proposée</text:span></text:p>
              </text:list-item>
              <text:list-item>
                <text:p text:style-name="P8"><text:span text:style-name="T5">Couverture du domaine fonctionnel de la prestation</text:span></text:p>
              </text:list-item>
              <text:list-item>
                <text:p text:style-name="P8"><text:span text:style-name="T5">Qualité et précision de la réponse</text:span></text:p>
              </text:list-item>
              <text:list-item>
                <text:p text:style-name="P8"><text:span text:style-name="T5">Capacité financière de l'entreprise.</text:span></text:p>
              </text:list-item>
              <text:list-item>
                <text:p text:style-name="P8"><text:span text:style-name="T5">Capacité technique dans l'environnement de l'infomédiathèque.</text:span></text:p>
              </text:list-item>
              <text:list-item>
                <text:p text:style-name="P8"><text:span text:style-name="T5">Expériences sur projets SI d'envergure similaire en matière de maîtrise des coûts/qualité/délais.</text:span></text:p>
              </text:list-item>
              <text:list-item>
                <text:p text:style-name="P8"><text:span text:style-name="T5">Capacité à travailler (et maîtrise) avec plusieurs sociétés sur un même projet </text:span></text:p>
              </text:list-item>
              <text:list-item>
                <text:p text:style-name="P8"><text:span text:style-name="T5">Capacité de réaction en cas de modifications réglementaires.</text:span></text:p>
              </text:list-item>
              <text:list-item>
                <text:p text:style-name="P8"><text:span text:style-name="T5">Connaissance du domaine public, et particulièrement des projets de GED</text:span></text:p>
              </text:list-item>
              <text:list-item>
                <text:p text:style-name="P8"><text:span text:style-name="T5">Capacité à gérer/maîtriser différentes technologies nouvelles (EDI, GED …)</text:span></text:p>
              </text:list-item>
              <text:list-item>
                <text:p text:style-name="P8"><text:span text:style-name="T5">Prise en compte des contraintes environnementales (Green computing)</text:span></text:p>
              </text:list-item>
              <text:list-item>
                <text:p text:style-name="P8"><text:span text:style-name="T5">Respect des délais de dépôt des dossiers. </text:span></text:p>
              </text:list-item>
              <text:list-item>
                <text:p text:style-name="P8"><text:span text:style-name="T5">Utilisation des logiciels libr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odelePresentation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65cm" svg:height="2.755cm" svg:x="1.35cm" svg:y="0.842cm" presentation:class="title" presentation:user-transformed="true">
          <draw:text-box>
            <text:p>Appel d'offre</text:p>
          </draw:text-box>
        </draw:frame>
        <draw:frame presentation:style-name="pr6" draw:layer="layout" svg:width="24.299cm" svg:height="12.038cm" svg:x="1.35cm" svg:y="4.212cm" presentation:class="outline">
          <draw:text-box>
            <text:list text:style-name="L2">
              <text:list-item>
                <text:p>Clauses administratives et juridiques</text:p>
                <text:list>
                  <text:list-item>
                    <text:p>Prestation forfaitaire</text:p>
                  </text:list-item>
                  <text:list-item>
                    <text:p>Facturation au livrable<text:tab/></text:p>
                  </text:list-item>
                  <text:list-item>
                    <text:p>Évolution de la réglementation prévue</text:p>
                  </text:list-item>
                  <text:list-item>
                    <text:p>Continuité d'exécution</text:p>
                  </text:list-item>
                  <text:list-item>
                    <text:p>Confidentialité</text:p>
                  </text:list-item>
                  <text:list-item>
                    <text:p>Droits de propriété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3C0000002D0BEACA7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.351cm" fo:margin-bottom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ody_20_Text_20_Indent" style:display-name="Body Text Indent" style:family="graphic">
      <style:paragraph-properties fo:margin-left="1.764cm" fo:margin-right="0cm" fo:margin-top="0.351cm" fo:margin-bottom="0cm" fo:text-align="justify" fo:text-indent="1.764cm" style:text-autospace="none"/>
      <style:text-properties fo:font-family="Calibri" style:font-family-generic="swiss" style:font-pitch="variable" fo:font-size="12pt" fo:language="en" fo:country="US" style:language-asian="en" style:country-asian="US" style:font-family-complex="Calibri" style:font-family-generic-complex="swiss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heading_20_3" style:display-name="heading 3" style:family="graphic">
      <style:paragraph-properties fo:margin-top="0.706cm" fo:margin-bottom="0cm" style:text-autospace="none"/>
      <style:text-properties fo:color="#4c4c4c" fo:font-family="Cambria" style:font-family-generic="roman" style:font-pitch="variable" fo:font-size="15pt" fo:language="en" fo:country="US" fo:font-style="italic" style:language-asian="en" style:country-asian="US" style:font-family-complex="Cambria" style:font-family-generic-complex="roman" style:font-pitch-complex="variable" style:font-size-complex="15pt" style:font-style-complex="italic" style:font-weight-complex="bold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fr" fo:country="FR" style:font-family-asian="'MS Mincho'" style:font-pitch-asian="variable" style:language-asian="zxx" style:country-asian="none" style:font-family-complex="Arial" style:font-family-generic-complex="swiss" style:font-pitch-complex="variable" style:font-size-complex="14pt"/>
    </style:style>
    <style:style style:name="List" style:family="graphic">
      <style:paragraph-properties fo:margin-left="0cm" fo:margin-right="0cm" fo:margin-top="0.351cm" fo:margin-bottom="0cm" fo:text-align="justify" fo:text-indent="1.764cm" style:text-autospace="none"/>
      <style:text-properties style:use-window-font-color="true" fo:font-family="'Times New Roman'" style:font-family-generic="roman" style:font-pitch="variable" fo:font-size="12pt" fo:language="fr" fo:country="F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fr" fo:country="FR" fo:font-style="italic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fr" fo:country="F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Modele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Modele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elePresentation-notes" style:family="presentation">
      <style:graphic-properties draw:stroke="none" draw:fill="none">
        <text:list-style style:name="Modele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delePresentation-outline1" style:family="presentation">
      <style:graphic-properties draw:stroke="none" draw:fill="none">
        <text:list-style style:name="Model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outline2" style:family="presentation" style:parent-style-name="Modele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delePresentation-outline3" style:family="presentation" style:parent-style-name="Modele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delePresentation-outline4" style:family="presentation" style:parent-style-name="Modele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delePresentation-outline5" style:family="presentation" style:parent-style-name="Modele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6" style:family="presentation" style:parent-style-name="Modele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7" style:family="presentation" style:parent-style-name="Modele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8" style:family="presentation" style:parent-style-name="Modele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Presentation-outline9" style:family="presentation" style:parent-style-name="Modele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Presentation-subtitle" style:family="presentation">
      <style:graphic-properties draw:stroke="none" draw:fill="none" draw:textarea-vertical-align="middle">
        <text:list-style style:name="Modele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Presentation-title" style:family="presentation">
      <style:graphic-properties draw:stroke="none" draw:fill="none" draw:textarea-vertical-align="middle">
        <text:list-style style:name="Modele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ModelePresentation-title">
      <style:graphic-properties draw:auto-grow-height="false" fo:min-height="3.006cm"/>
    </style:style>
    <style:style style:name="Mpr2" style:family="presentation" style:parent-style-name="Modele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ModelePresent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Modele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3.959cm" svg:x="2.97cm" svg:y="4.267cm" draw:page-number="1"/>
      <draw:page-thumbnail draw:layer="backgroundobjects" svg:width="5.939cm" svg:height="3.959cm" svg:x="11.88cm" svg:y="4.267cm" draw:page-number="2"/>
      <draw:page-thumbnail draw:layer="backgroundobjects" svg:width="5.939cm" svg:height="3.959cm" svg:x="20.79cm" svg:y="4.267cm" draw:page-number="3"/>
      <draw:page-thumbnail draw:layer="backgroundobjects" svg:width="5.939cm" svg:height="3.959cm" svg:x="2.97cm" svg:y="12.772cm" draw:page-number="4"/>
      <draw:page-thumbnail draw:layer="backgroundobjects" svg:width="5.939cm" svg:height="3.959cm" svg:x="11.88cm" svg:y="12.772cm" draw:page-number="5"/>
      <draw:page-thumbnail draw:layer="backgroundobjects" svg:width="5.939cm" svg:height="3.959cm" svg:x="20.79cm" svg:y="12.772cm" draw:page-number="6"/>
    </style:handout-master>
    <style:master-page style:name="ModelePresentation" style:page-layout-name="PM1" draw:style-name="Mdp1">
      <office:forms form:automatic-focus="false" form:apply-design-mode="false"/>
      <draw:frame presentation:style-name="Mpr1" draw:layer="backgroundobjects" svg:width="19.65cm" svg:height="3.005cm" svg:x="1.35cm" svg:y="0.717cm" presentation:class="title">
        <draw:text-box>
          <text:p>Cliquez pour éditer le format du texte-titre</text:p>
        </draw:text-box>
      </draw:frame>
      <draw:frame presentation:style-name="ModelePresentation-outline1" draw:layer="backgroundobjects" svg:width="24.299cm" svg:height="12.288cm" svg:x="1.35cm" svg:y="4.212cm" presentation:class="outline" presentation:placeholder="true">
        <draw:text-box/>
      </draw:frame>
      <draw:frame presentation:style-name="Mpr2" draw:text-style-name="MP1" draw:layer="backgroundobjects" svg:width="6.29cm" svg:height="0.639cm" svg:x="1.35cm" svg:y="1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558cm" svg:height="0.639cm" svg:x="9.234cm" svg:y="17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29cm" svg:height="0.639cm" svg:x="19.359cm" svg:y="1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odelePresentation-title" draw:layer="backgroundobjects" svg:width="14.848cm" svg:height="11.136cm" svg:x="3.075cm" svg:y="2.257cm" presentation:class="page"/>
        <draw:frame presentation:style-name="Modele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9-01-27T22:20:21.56</meta:creation-date>
    <meta:editing-cycles>9</meta:editing-cycles>
    <meta:editing-duration>PT00H39M28S</meta:editing-duration>
    <meta:initial-creator>Maxime Werlen</meta:initial-creator>
    <dc:date>2009-01-27T23:59:28.41</dc:date>
    <dc:creator>Maxime Werlen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